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Assignment: Assignment (Tugas) KD 28 (Job Application) (Real)</text:p>
          </table:table-cell>
          <table:table-cell office:value-type="string">
            <text:p>Quiz: PENILAIAN HARIAN KD 30 (OBLIGATION)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RIO</text:p>
          </table:table-cell>
          <table:table-cell office:value-type="string">
            <text:p>AGUST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io_agusta@widiopranoto.online</text:p>
          </table:table-cell>
          <table:table-cell office:value-type="string">
            <text:p>-</text:p>
          </table:table-cell>
          <table:table-cell office:value-type="float" office:value="27.50">
            <text:p>2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LBAB</text:p>
          </table:table-cell>
          <table:table-cell office:value-type="string">
            <text:p>ALBARID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lbar_albarido@widiopranoto.online</text:p>
          </table:table-cell>
          <table:table-cell office:value-type="float" office:value="80.00">
            <text:p>80.00</text:p>
          </table:table-cell>
          <table:table-cell office:value-type="float" office:value="15.00">
            <text:p>1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TEDY</text:p>
          </table:table-cell>
          <table:table-cell office:value-type="string">
            <text:p>ALW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tedy_alwan@widiopranoto.online</text:p>
          </table:table-cell>
          <table:table-cell office:value-type="float" office:value="100.00">
            <text:p>100.00</text:p>
          </table:table-cell>
          <table:table-cell office:value-type="float" office:value="70.00">
            <text:p>7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AMIR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amir@widiopranoto.online</text:p>
          </table:table-cell>
          <table:table-cell office:value-type="string">
            <text:p>-</text:p>
          </table:table-cell>
          <table:table-cell office:value-type="float" office:value="97.50">
            <text:p>9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WIDODO</text:p>
          </table:table-cell>
          <table:table-cell office:value-type="string">
            <text:p>ANNAS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widodo_annas@widiopranoto.online</text:p>
          </table:table-cell>
          <table:table-cell office:value-type="float" office:value="70.00">
            <text:p>70.00</text:p>
          </table:table-cell>
          <table:table-cell office:value-type="float" office:value="57.50">
            <text:p>5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NADINDA</text:p>
          </table:table-cell>
          <table:table-cell office:value-type="string">
            <text:p>ARGANAT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nadinda_arganata@widiopranoto.online</text:p>
          </table:table-cell>
          <table:table-cell office:value-type="float" office:value="90.00">
            <text:p>90.00</text:p>
          </table:table-cell>
          <table:table-cell office:value-type="float" office:value="37.50">
            <text:p>3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NDIRA</text:p>
          </table:table-cell>
          <table:table-cell office:value-type="string">
            <text:p>EWIDYANINGPUTR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ndira_ewidyaningputri@widiopranoto.online</text:p>
          </table:table-cell>
          <table:table-cell office:value-type="float" office:value="80.00">
            <text:p>80.00</text:p>
          </table:table-cell>
          <table:table-cell office:value-type="float" office:value="30.00">
            <text:p>3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HABIB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habib@widiopranoto.online</text:p>
          </table:table-cell>
          <table:table-cell office:value-type="float" office:value="80.00">
            <text:p>80.00</text:p>
          </table:table-cell>
          <table:table-cell office:value-type="float" office:value="15.00">
            <text:p>1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ILM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ilman@widiopranoto.online</text:p>
          </table:table-cell>
          <table:table-cell office:value-type="float" office:value="70.00">
            <text:p>70.00</text:p>
          </table:table-cell>
          <table:table-cell office:value-type="float" office:value="42.50">
            <text:p>4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IMRO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imron@widiopranoto.online</text:p>
          </table:table-cell>
          <table:table-cell office:value-type="float" office:value="100.00">
            <text:p>100.00</text:p>
          </table:table-cell>
          <table:table-cell office:value-type="float" office:value="47.50">
            <text:p>4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MAR</text:p>
          </table:table-cell>
          <table:table-cell office:value-type="string">
            <text:p>MA'RUF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mar_ma'ruf@widiopranoto.online</text:p>
          </table:table-cell>
          <table:table-cell office:value-type="float" office:value="70.00">
            <text:p>70.00</text:p>
          </table:table-cell>
          <table:table-cell office:value-type="float" office:value="30.00">
            <text:p>3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DOA</text:p>
          </table:table-cell>
          <table:table-cell office:value-type="string">
            <text:p>MELY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doa_melya@widiopranoto.online</text:p>
          </table:table-cell>
          <table:table-cell office:value-type="float" office:value="100.00">
            <text:p>100.00</text:p>
          </table:table-cell>
          <table:table-cell office:value-type="float" office:value="40.00">
            <text:p>4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BDUL</text:p>
          </table:table-cell>
          <table:table-cell office:value-type="string">
            <text:p>MUJIB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bdul_mujib@widiopranoto.online</text:p>
          </table:table-cell>
          <table:table-cell office:value-type="float" office:value="70.00">
            <text:p>70.00</text:p>
          </table:table-cell>
          <table:table-cell office:value-type="float" office:value="52.50">
            <text:p>5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NURUL</text:p>
          </table:table-cell>
          <table:table-cell office:value-type="string">
            <text:p>MUSTOF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nurul_mustofa@widiopranoto.online</text:p>
          </table:table-cell>
          <table:table-cell office:value-type="float" office:value="70.00">
            <text:p>70.00</text:p>
          </table:table-cell>
          <table:table-cell office:value-type="float" office:value="12.50">
            <text:p>1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RAHMANDHA</text:p>
          </table:table-cell>
          <table:table-cell office:value-type="string">
            <text:p>NUGROH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ahmandha_nugroho@widiopranoto.online</text:p>
          </table:table-cell>
          <table:table-cell office:value-type="float" office:value="100.00">
            <text:p>100.00</text:p>
          </table:table-cell>
          <table:table-cell office:value-type="float" office:value="45.00">
            <text:p>4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WAHYU</text:p>
          </table:table-cell>
          <table:table-cell office:value-type="string">
            <text:p>PRASETY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wahyu_prasetyo@widiopranoto.online</text:p>
          </table:table-cell>
          <table:table-cell office:value-type="float" office:value="70.00">
            <text:p>70.00</text:p>
          </table:table-cell>
          <table:table-cell office:value-type="float" office:value="25.00">
            <text:p>2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SITI</text:p>
          </table:table-cell>
          <table:table-cell office:value-type="string">
            <text:p>PRASINT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siti_prasinta@widiopranoto.online</text:p>
          </table:table-cell>
          <table:table-cell office:value-type="float" office:value="80.00">
            <text:p>80.00</text:p>
          </table:table-cell>
          <table:table-cell office:value-type="float" office:value="27.50">
            <text:p>2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PUJIANT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pujianto@widiopranoto.online</text:p>
          </table:table-cell>
          <table:table-cell office:value-type="float" office:value="90.00">
            <text:p>90.00</text:p>
          </table:table-cell>
          <table:table-cell office:value-type="float" office:value="30.00">
            <text:p>3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IFTAHUL</text:p>
          </table:table-cell>
          <table:table-cell office:value-type="string">
            <text:p>QOMARIYAH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iftahul_qomariyah@widiopranoto.online</text:p>
          </table:table-cell>
          <table:table-cell office:value-type="float" office:value="80.00">
            <text:p>80.00</text:p>
          </table:table-cell>
          <table:table-cell office:value-type="float" office:value="35.00">
            <text:p>3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UHAMMAD</text:p>
          </table:table-cell>
          <table:table-cell office:value-type="string">
            <text:p>QONAT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hammad_qonata@widiopranoto.online</text:p>
          </table:table-cell>
          <table:table-cell office:value-type="float" office:value="80.00">
            <text:p>80.00</text:p>
          </table:table-cell>
          <table:table-cell office:value-type="float" office:value="50.00">
            <text:p>5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HAFIZ</text:p>
          </table:table-cell>
          <table:table-cell office:value-type="string">
            <text:p>RIZK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hafiz_rizki@widiopranoto.online</text:p>
          </table:table-cell>
          <table:table-cell office:value-type="float" office:value="100.00">
            <text:p>100.00</text:p>
          </table:table-cell>
          <table:table-cell office:value-type="float" office:value="47.50">
            <text:p>4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FARIS</text:p>
          </table:table-cell>
          <table:table-cell office:value-type="string">
            <text:p>ROCHMANUDI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aris_rochmanudin@widiopranoto.online</text:p>
          </table:table-cell>
          <table:table-cell office:value-type="float" office:value="70.00">
            <text:p>70.00</text:p>
          </table:table-cell>
          <table:table-cell office:value-type="float" office:value="37.50">
            <text:p>3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HMAD</text:p>
          </table:table-cell>
          <table:table-cell office:value-type="string">
            <text:p>ROHIM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hmad_rohim@widiopranoto.online</text:p>
          </table:table-cell>
          <table:table-cell office:value-type="float" office:value="70.00">
            <text:p>70.00</text:p>
          </table:table-cell>
          <table:table-cell office:value-type="float" office:value="40.00">
            <text:p>4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IMAM</text:p>
          </table:table-cell>
          <table:table-cell office:value-type="string">
            <text:p>ROSID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imam_rosidi@widiopranoto.online</text:p>
          </table:table-cell>
          <table:table-cell office:value-type="float" office:value="70.00">
            <text:p>70.00</text:p>
          </table:table-cell>
          <table:table-cell office:value-type="float" office:value="47.50">
            <text:p>4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RAZIQ</text:p>
          </table:table-cell>
          <table:table-cell office:value-type="string">
            <text:p>RUSM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aziq_rusman@widiopranoto.online</text:p>
          </table:table-cell>
          <table:table-cell office:value-type="float" office:value="60.00">
            <text:p>60.00</text:p>
          </table:table-cell>
          <table:table-cell office:value-type="float" office:value="32.50">
            <text:p>3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MOHAMMAD</text:p>
          </table:table-cell>
          <table:table-cell office:value-type="string">
            <text:p>SAPUTR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ohammad_saputra@widiopranoto.online</text:p>
          </table:table-cell>
          <table:table-cell office:value-type="string">
            <text:p>-</text:p>
          </table:table-cell>
          <table:table-cell office:value-type="float" office:value="27.50">
            <text:p>27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ERVAN</text:p>
          </table:table-cell>
          <table:table-cell office:value-type="string">
            <text:p>SATRI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ervan_satrio@widiopranoto.online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FAIZUN</text:p>
          </table:table-cell>
          <table:table-cell office:value-type="string">
            <text:p>SHOFIYULLOH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aizun_shofiyulloh@widiopranoto.online</text:p>
          </table:table-cell>
          <table:table-cell office:value-type="float" office:value="70.00">
            <text:p>70.00</text:p>
          </table:table-cell>
          <table:table-cell office:value-type="float" office:value="25.00">
            <text:p>25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ISAH</text:p>
          </table:table-cell>
          <table:table-cell office:value-type="string">
            <text:p>SURYAN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isah_suryani@widiopranoto.online</text:p>
          </table:table-cell>
          <table:table-cell office:value-type="float" office:value="70.00">
            <text:p>70.00</text:p>
          </table:table-cell>
          <table:table-cell office:value-type="float" office:value="32.50">
            <text:p>3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AHMAD</text:p>
          </table:table-cell>
          <table:table-cell office:value-type="string">
            <text:p>SUTIKN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hmad_sutikno@widiopranoto.online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SYAH</text:p>
          </table:table-cell>
          <table:table-cell office:value-type="string">
            <text:p>TANTOW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syah_tantowi@widiopranoto.online</text:p>
          </table:table-cell>
          <table:table-cell office:value-type="float" office:value="70.00">
            <text:p>70.00</text:p>
          </table:table-cell>
          <table:table-cell office:value-type="float" office:value="60.00">
            <text:p>60.0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DIMAS</text:p>
          </table:table-cell>
          <table:table-cell office:value-type="string">
            <text:p>ULINNUH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dimas_ulinnuha@widiopranoto.online</text:p>
          </table:table-cell>
          <table:table-cell office:value-type="float" office:value="70.00">
            <text:p>70.00</text:p>
          </table:table-cell>
          <table:table-cell office:value-type="float" office:value="12.50">
            <text:p>12.50</text:p>
          </table:table-cell>
          <table:table-cell office:value-type="string">
            <text:p>1570064642</text:p>
          </table:table-cell>
        </table:table-row>
        <table:table-row>
          <table:table-cell office:value-type="string">
            <text:p>NANANG</text:p>
          </table:table-cell>
          <table:table-cell office:value-type="string">
            <text:p>WAHYUD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nanang_wahyudi@widiopranoto.online</text:p>
          </table:table-cell>
          <table:table-cell office:value-type="float" office:value="80.00">
            <text:p>80.00</text:p>
          </table:table-cell>
          <table:table-cell office:value-type="float" office:value="70.00">
            <text:p>70.00</text:p>
          </table:table-cell>
          <table:table-cell office:value-type="string">
            <text:p>15700646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5.8 (Build: 20190909)</meta:generator>
    <meta:initial-creator>Admin Super</meta:initial-creator>
    <meta:creation-date>2019-10-03T08:04:02</meta:creation-date>
    <meta:document-statistic meta:table-count="1" meta:cell-count="0" meta:object-count="0"/>
  </office:meta>
</office:document-meta>
</file>